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RyZOp1nBWyNPoVxqQ5U71K0KCrDZjM0wekrI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20:15:35.314388842</meta:creation-date>
    <dc:date>2022-07-04T20:16:02.472075439</dc:date>
    <meta:editing-duration>PT2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